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svg:font-family="'Droid Sans'"/>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b6bc" officeooo:paragraph-rsid="001cb6bc"/>
    </style:style>
    <style:style style:name="P2" style:family="paragraph" style:parent-style-name="Standard">
      <style:text-properties officeooo:rsid="001eec6a" officeooo:paragraph-rsid="001eec6a"/>
    </style:style>
    <style:style style:name="P3" style:family="paragraph" style:parent-style-name="Text_20_body">
      <style:text-properties officeooo:rsid="001eec6a" officeooo:paragraph-rsid="001eec6a"/>
    </style:style>
    <style:style style:name="P4" style:family="paragraph" style:parent-style-name="Text_20_body">
      <style:text-properties fo:font-variant="normal" fo:text-transform="none" fo:color="#444444" style:font-name="inherit" fo:font-size="10.5pt" fo:letter-spacing="normal" fo:font-style="normal" fo:font-weight="normal" officeooo:rsid="001eec6a" officeooo:paragraph-rsid="001eec6a"/>
    </style:style>
    <style:style style:name="P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444444" style:font-name="Droid Sans" fo:font-size="10.5pt" fo:letter-spacing="normal" fo:font-style="normal" style:text-underline-style="solid" style:text-underline-width="auto" style:text-underline-color="font-color" fo:font-weight="normal" loext:padding="0in" loext:border="none"/>
    </style:style>
    <style:style style:name="P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7" style:family="paragraph" style:parent-style-name="Text_20_body" style:list-style-name="L1">
      <style:paragraph-properties fo:margin-left="0in" fo:margin-right="0in" fo:margin-top="0in" fo:margin-bottom="0in" loext:contextual-spacing="false" fo:line-height="150%" fo:text-align="justify" style:justify-single-word="false" fo:orphans="2" fo:widows="2" fo:text-indent="0in" style:auto-text-indent="false" fo:padding="0in" fo:border="none"/>
    </style:style>
    <style:style style:name="P8" style:family="paragraph" style:parent-style-name="Text_20_body" style:list-style-name="L3">
      <style:paragraph-properties fo:margin-left="0in" fo:margin-right="0in" fo:margin-top="0in" fo:margin-bottom="0in" loext:contextual-spacing="false" fo:line-height="150%" fo:text-align="justify" style:justify-single-word="false" fo:orphans="2" fo:widows="2" fo:text-indent="0in" style:auto-text-indent="false" fo:padding="0in" fo:border="none"/>
    </style:style>
    <style:style style:name="P9" style:family="paragraph" style:parent-style-name="Text_20_body" style:list-style-name="L4">
      <style:paragraph-properties fo:margin-left="0in" fo:margin-right="0in" fo:margin-top="0in" fo:margin-bottom="0in" loext:contextual-spacing="false" fo:line-height="150%" fo:text-align="justify" style:justify-single-word="false" fo:orphans="2" fo:widows="2" fo:text-indent="0in" style:auto-text-indent="false" fo:padding="0in" fo:border="none"/>
    </style:style>
    <style:style style:name="P10" style:family="paragraph" style:parent-style-name="Text_20_body" style:list-style-name="L5">
      <style:paragraph-properties fo:margin-left="0in" fo:margin-right="0in" fo:margin-top="0in" fo:margin-bottom="0in" loext:contextual-spacing="false" fo:line-height="150%" fo:text-align="justify" style:justify-single-word="false" fo:orphans="2" fo:widows="2" fo:text-indent="0in" style:auto-text-indent="false" fo:padding="0in" fo:border="none"/>
    </style:style>
    <style:style style:name="P11" style:family="paragraph" style:parent-style-name="Text_20_body" style:list-style-name="L6">
      <style:paragraph-properties fo:margin-left="0in" fo:margin-right="0in" fo:margin-top="0in" fo:margin-bottom="0in" loext:contextual-spacing="false" fo:line-height="150%" fo:text-align="start" style:justify-single-word="false" fo:orphans="2" fo:widows="2" fo:text-indent="0in" style:auto-text-indent="false" fo:padding="0in" fo:border="none"/>
    </style:style>
    <style:style style:name="P12" style:family="paragraph" style:parent-style-name="Text_20_body" style:list-style-name="L8">
      <style:paragraph-properties fo:margin-left="0in" fo:margin-right="0in" fo:margin-top="0in" fo:margin-bottom="0in" loext:contextual-spacing="false" fo:line-height="150%" fo:text-align="start" style:justify-single-word="false" fo:orphans="2" fo:widows="2" fo:text-indent="0in" style:auto-text-indent="false" fo:padding="0in" fo:border="none"/>
    </style:style>
    <style:style style:name="P13" style:family="paragraph" style:parent-style-name="Text_20_body">
      <style:paragraph-properties fo:margin-left="0in" fo:margin-right="0in" fo:orphans="2" fo:widows="2" fo:text-indent="0in" style:auto-text-indent="false"/>
    </style:style>
    <style:style style:name="P14" style:family="paragraph" style:parent-style-name="Text_20_body" style:list-style-name="L1">
      <style:paragraph-properties fo:margin-left="0in" fo:margin-right="0in" fo:line-height="150%" fo:text-align="justify" style:justify-single-word="false" fo:orphans="2" fo:widows="2" fo:text-indent="0in" style:auto-text-indent="false" fo:padding="0in" fo:border="none"/>
    </style:style>
    <style:style style:name="P15" style:family="paragraph" style:parent-style-name="Text_20_body" style:list-style-name="L3">
      <style:paragraph-properties fo:margin-left="0in" fo:margin-right="0in" fo:line-height="150%" fo:text-align="justify" style:justify-single-word="false" fo:orphans="2" fo:widows="2" fo:text-indent="0in" style:auto-text-indent="false" fo:padding="0in" fo:border="none"/>
    </style:style>
    <style:style style:name="P16" style:family="paragraph" style:parent-style-name="Text_20_body" style:list-style-name="L4">
      <style:paragraph-properties fo:margin-left="0in" fo:margin-right="0in" fo:line-height="150%" fo:text-align="justify" style:justify-single-word="false" fo:orphans="2" fo:widows="2" fo:text-indent="0in" style:auto-text-indent="false" fo:padding="0in" fo:border="none"/>
    </style:style>
    <style:style style:name="P17" style:family="paragraph" style:parent-style-name="Text_20_body" style:list-style-name="L5">
      <style:paragraph-properties fo:margin-left="0in" fo:margin-right="0in" fo:line-height="150%" fo:text-align="justify" style:justify-single-word="false" fo:orphans="2" fo:widows="2" fo:text-indent="0in" style:auto-text-indent="false" fo:padding="0in" fo:border="none"/>
    </style:style>
    <style:style style:name="P18" style:family="paragraph" style:parent-style-name="Text_20_body" style:list-style-name="L6">
      <style:paragraph-properties fo:margin-left="0in" fo:margin-right="0in" fo:line-height="150%" fo:text-align="start" style:justify-single-word="false" fo:orphans="2" fo:widows="2" fo:text-indent="0in" style:auto-text-indent="false" fo:padding="0in" fo:border="none"/>
    </style:style>
    <style:style style:name="P19" style:family="paragraph" style:parent-style-name="Text_20_body" style:list-style-name="L7">
      <style:paragraph-properties fo:margin-left="0in" fo:margin-right="0in" fo:line-height="150%" fo:text-align="start" style:justify-single-word="false" fo:orphans="2" fo:widows="2" fo:text-indent="0in" style:auto-text-indent="false" fo:padding="0in" fo:border="none"/>
    </style:style>
    <style:style style:name="P20" style:family="paragraph" style:parent-style-name="Text_20_body" style:list-style-name="L8">
      <style:paragraph-properties fo:margin-left="0in" fo:margin-right="0in" fo:line-height="150%" fo:text-align="start" style:justify-single-word="false" fo:orphans="2" fo:widows="2" fo:text-indent="0in" style:auto-text-indent="false" fo:padding="0in" fo:border="none"/>
    </style:style>
    <style:style style:name="P21" style:family="paragraph" style:parent-style-name="Text_20_body" style:list-style-name="L2">
      <style:paragraph-properties fo:margin-left="0in" fo:margin-right="0in" fo:line-height="150%" fo:text-align="justify" style:justify-single-word="false" fo:orphans="2" fo:widows="2" fo:text-indent="0in" style:auto-text-indent="false" fo:padding="0in" fo:border="none"/>
      <style:text-properties fo:font-variant="normal" fo:text-transform="none" fo:color="#444444" style:font-name="inherit" fo:font-size="10.5pt" fo:letter-spacing="normal" fo:font-style="normal" fo:font-weight="normal"/>
    </style:style>
    <style:style style:name="P22" style:family="paragraph" style:parent-style-name="Standard">
      <style:text-properties officeooo:rsid="001eec6a" officeooo:paragraph-rsid="001eec6a"/>
    </style:style>
    <style:style style:name="P23" style:family="paragraph" style:parent-style-name="Standard">
      <style:text-properties fo:font-variant="normal" fo:text-transform="none" fo:color="#444444" style:font-name="Droid Sans" fo:font-size="10.5pt" fo:letter-spacing="normal" fo:font-style="normal" style:text-underline-style="solid" style:text-underline-width="auto" style:text-underline-color="font-color" fo:font-weight="normal" officeooo:rsid="001eec6a" officeooo:paragraph-rsid="001eec6a" loext:padding="0in" loext:border="none"/>
    </style:style>
    <style:style style:name="T1" style:family="text">
      <style:text-properties officeooo:rsid="001f8c07"/>
    </style:style>
    <style:style style:name="T2" style:family="text">
      <style:text-properties loext:padding="0in" loext:border="none"/>
    </style:style>
    <style:style style:name="T3" style:family="text">
      <style:text-properties fo:font-weight="bold" loext:padding="0in" loext:border="none"/>
    </style:style>
    <style:style style:name="T4" style:family="text">
      <style:text-properties fo:font-style="italic" loext:padding="0in" loext:border="none"/>
    </style:style>
    <style:style style:name="T5" style:family="text">
      <style:text-properties fo:color="#444444" style:font-name="Droid Sans" fo:font-size="10.5pt" fo:letter-spacing="normal" fo:font-style="italic" fo:font-weight="normal" loext:padding="0in" loext:border="none"/>
    </style:style>
    <style:style style:name="T6" style:family="text">
      <style:text-properties fo:font-variant="normal" fo:text-transform="none" fo:color="#000000" style:font-name="inherit" fo:font-size="10.5pt" fo:letter-spacing="normal" fo:font-style="italic" fo:font-weight="bold" loext:padding="0in" loext:border="none"/>
    </style:style>
    <style:style style:name="T7" style:family="text">
      <style:text-properties fo:font-variant="normal" fo:text-transform="none" fo:color="#000000" style:font-name="inherit" fo:font-size="10.5pt" fo:letter-spacing="normal" fo:font-style="normal" fo:font-weight="bold" loext:padding="0in" loext:border="none"/>
    </style:style>
    <style:style style:name="T8" style:family="text">
      <style:text-properties fo:font-variant="normal" fo:text-transform="none" fo:color="#444444" style:font-name="inherit" fo:font-size="10.5pt" fo:letter-spacing="normal" fo:font-style="normal" fo:font-weight="normal"/>
    </style:style>
    <style:style style:name="T9" style:family="text">
      <style:text-properties fo:font-variant="normal" fo:text-transform="none" fo:color="#444444" style:font-name="inherit" fo:font-size="10.5pt" fo:letter-spacing="normal" fo:font-style="normal" fo:font-weight="normal" loext:padding="0in" loext:border="none"/>
    </style:style>
    <style:style style:name="T10" style:family="text">
      <style:text-properties fo:font-variant="normal" fo:text-transform="none" fo:color="#444444" style:font-name="inherit" fo:font-size="10.5pt" fo:letter-spacing="normal" fo:font-style="normal" style:text-underline-style="solid" style:text-underline-width="auto" style:text-underline-color="font-color" fo:font-weight="normal" loext:padding="0in" loext:border="none"/>
    </style:style>
    <style:style style:name="T11" style:family="text">
      <style:text-properties fo:font-variant="normal" fo:text-transform="none" fo:color="#444444" style:font-name="inherit" fo:font-size="10.5pt" fo:letter-spacing="normal" fo:font-style="italic" fo:font-weight="normal" loext:padding="0in" loext:border="none"/>
    </style:style>
    <style:style style:name="T12" style:family="text">
      <style:text-properties fo:font-variant="normal" fo:text-transform="none" fo:color="#444444" style:font-name="Droid Sans" fo:font-size="10.5pt" fo:letter-spacing="normal" fo:font-style="normal" fo:font-weight="normal"/>
    </style:style>
    <style:style style:name="T13" style:family="text">
      <style:text-properties fo:font-variant="normal" fo:text-transform="none" fo:color="#444444" style:font-name="Droid Sans" fo:font-size="10.5pt" fo:letter-spacing="normal" fo:font-style="normal" fo:font-weight="normal" loext:padding="0in" loext:border="none"/>
    </style:style>
    <style:style style:name="T14" style:family="text">
      <style:text-properties fo:font-variant="normal" fo:text-transform="none" fo:color="#444444" style:font-name="Droid Sans" fo:font-size="10.5pt" fo:letter-spacing="normal" fo:font-style="normal" style:text-underline-style="solid" style:text-underline-width="auto" style:text-underline-color="font-color" fo:font-weight="normal" loext:padding="0in" loext: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lect user,host,password from mysql.user;</text:p>
      <text:p text:style-name="P1"/>
      <text:p text:style-name="P1">show grants for root@localhost;</text:p>
      <text:p text:style-name="P1"/>
      <text:p text:style-name="P1">show grants for root@'::1';</text:p>
      <text:p text:style-name="P1"/>
      <text:p text:style-name="P1">create user mark identified by '123456';</text:p>
      <text:p text:style-name="P1"/>
      <text:p text:style-name="P2">grant create on <text:span text:style-name="T1">`</text:span>ken\_%<text:span text:style-name="T1">`</text:span>.* to mark;</text:p>
      <text:p text:style-name="P2"/>
      <text:p text:style-name="P2">SET PASSWORD FOR 'dbadmin'@'localhost’ = PASSWORD('bigshark’);</text:p>
      <text:p text:style-name="P2"/>
      <text:p text:style-name="P2">ALTER USER dbadmin@localhost IDENTIFIED BY 'littlewhale’;</text:p>
      <text:p text:style-name="P2"/>
      <text:p text:style-name="P2">UPDATE user SET authentication_string=PASSWORD('dolphin’) WHERE user='dbadmin’ AND host='localhost';</text:p>
      <text:p text:style-name="P2"/>
      <text:p text:style-name="P3"><text:span text:style-name="Emphasis"><text:span text:style-name="Strong_20_Emphasis"><text:span text:style-name="T6">mysql -u root p</text:span></text:span></text:span><text:span text:style-name="T8">: khi thực hiện lệnh này nó sẽ yêu cầu bạn nhập tài khoản root để đăng nhập được vào mysql (khi mới cài đặt nó sẽ không yêu cầu do root mặc định là empty '' rồi)</text:span></text:p>
      <text:list xml:id="list3660389072" text:style-name="L1">
        <text:list-item>
          <text:p text:style-name="P7"><text:span text:style-name="Emphasis"><text:span text:style-name="Strong_20_Emphasis"><text:span text:style-name="T6">select user,host from mysql.user</text:span></text:span></text:span><text:span text:style-name="T8"> : xem thông tin của tất cả các user có trên hệ thống (mọi user được tạo từ riêng mỗi cơ sở dữ liệu cũng hiển thị hết)</text:span></text:p>
        </text:list-item>
        <text:list-item>
          <text:p text:style-name="P7"><text:span text:style-name="Strong_20_Emphasis"><text:span text:style-name="Emphasis"><text:span text:style-name="T6">select user()</text:span></text:span></text:span><text:span text:style-name="T8"> : xem thông tin của tất cả các user ứng với db đang truy cập (vì 1 db có thể tạo nhiều user mà)</text:span></text:p>
        </text:list-item>
        <text:list-item>
          <text:p text:style-name="P7"><text:span text:style-name="Emphasis"><text:span text:style-name="Strong_20_Emphasis"><text:span text:style-name="T6">select current_user()</text:span></text:span></text:span><text:span text:style-name="T8">: xem thông tin của </text:span><text:span text:style-name="Strong_20_Emphasis"><text:span text:style-name="T7">user hiện tại</text:span></text:span><text:span text:style-name="T8"> đang sử dụng ứng </text:span><text:span text:style-name="Strong_20_Emphasis"><text:span text:style-name="T7">với</text:span></text:span><text:span text:style-name="T8"> </text:span><text:span text:style-name="Strong_20_Emphasis"><text:span text:style-name="T7">db đang truy cập</text:span></text:span></text:p>
        </text:list-item>
        <text:list-item>
          <text:p text:style-name="P7"><text:span text:style-name="Emphasis"><text:span text:style-name="Strong_20_Emphasis"><text:span text:style-name="T6">show grants</text:span></text:span></text:span><text:span text:style-name="T8">: xem các quyền được cấp cho db hiện tại</text:span></text:p>
        </text:list-item>
        <text:list-item>
          <text:p text:style-name="P14"><text:span text:style-name="Emphasis"><text:span text:style-name="Strong_20_Emphasis"><text:span text:style-name="T6">show grants for 'user_name'@'host'</text:span></text:span></text:span><text:span text:style-name="T8">: hiển thị tất cả các quyền của tài khoản có user là 'user_name'</text:span></text:p>
        </text:list-item>
      </text:list>
      <text:p text:style-name="P4"><text:span text:style-name="T3">rename user old_user to new_user: </text:span>đổi tên user,<text:span text:style-name="T2"> </text:span>ví dụ <text:span text:style-name="T4">rename user 'admin10'@'localhost' </text:span>to 'nguyenmanh'@'127.0.0.1';</text:p>
      <text:list xml:id="list2573953480" text:style-name="L2">
        <text:list-item>
          <text:p text:style-name="P21"><text:span text:style-name="T3">drop user [if exists] user [, user] ...</text:span>: Xóa user khỏi hệ thống mysql, ví dụ: <text:span text:style-name="T4">drop user 'admin3'@'localhost';</text:span></text:p>
        </text:list-item>
      </text:list>
      <text:p text:style-name="P23">Nhóm global:</text:p>
      <text:list xml:id="list1732268695" text:style-name="L3">
        <text:list-item>
          <text:p text:style-name="P8"><text:span text:style-name="Emphasis"><text:span text:style-name="T11">GRANT ALL </text:span></text:span><text:span text:style-name="T8">PRIVILEGES </text:span><text:span text:style-name="Emphasis"><text:span text:style-name="T11">ON *.* TO 'admin'@'localhost': </text:span></text:span><text:span text:style-name="T8">thiết lập full quyền cho user có tên admin trên host: localhost. Do để là '*' đồng nghĩa với việc có thể thao tác trên toàn bộ các database</text:span></text:p>
        </text:list-item>
        <text:list-item>
          <text:p text:style-name="P15"><text:span text:style-name="Emphasis"><text:span text:style-name="T11">GRANT  ALL </text:span></text:span><text:span text:style-name="T8">PRIVILEGES</text:span><text:span text:style-name="Emphasis"><text:span text:style-name="T9"> </text:span></text:span><text:span text:style-name="Emphasis"><text:span text:style-name="T11">ON *.* TO '</text:span></text:span><text:span text:style-name="T8">admin</text:span><text:span text:style-name="Emphasis"><text:span text:style-name="T11">'@'%':</text:span></text:span><text:span text:style-name="T8"> thiết lập </text:span><text:span text:style-name="T10">full quyền cho user = 'admin'</text:span><text:span text:style-name="T8"> tuy nhiên user này còn có khả năng truy cập ở mọi các ip khác (do host là %)</text:span></text:p>
        </text:list-item>
      </text:list>
      <text:p text:style-name="P5">Nhóm database chỉ định:</text:p>
      <text:p text:style-name="P13"><text:span text:style-name="Emphasis"><text:span text:style-name="T11">- GRANT ALL </text:span></text:span><text:span text:style-name="T13">PRIVILEGES </text:span><text:span text:style-name="Emphasis"><text:span text:style-name="T11">ON  mydb.* TO '</text:span></text:span><text:span text:style-name="T13">admin2</text:span><text:span text:style-name="Emphasis"><text:span text:style-name="T11">'@'%' IDENTIFIED by 'mypassword':</text:span></text:span><text:span text:style-name="T13"> cấp phát quyền </text:span><text:span text:style-name="Strong_20_Emphasis"><text:span text:style-name="T7">all </text:span></text:span><text:span text:style-name="T13">cho thằng </text:span><text:span text:style-name="Strong_20_Emphasis"><text:span text:style-name="T7">admin2 </text:span></text:span><text:span text:style-name="T13">nhưng chỉ trong phạm vi CSDL: </text:span><text:span text:style-name="Strong_20_Emphasis"><text:span text:style-name="T7">mydb. </text:span></text:span><text:span text:style-name="T13">Thiết lập cho thằng này nhiều lần phát</text:span></text:p>
      <text:list xml:id="list3654475482" text:style-name="L4">
        <text:list-item>
          <text:p text:style-name="P9"><text:soft-page-break/><text:span text:style-name="Emphasis"><text:span text:style-name="T11">GRANT ALL </text:span></text:span><text:span text:style-name="T8">PRIVILEGES </text:span><text:span text:style-name="Emphasis"><text:span text:style-name="T11">ON  mydb2.* TO '</text:span></text:span><text:span text:style-name="T8">admin2</text:span><text:span text:style-name="Emphasis"><text:span text:style-name="T11">'@'%' ....: cho thằng admin2 thêm full quyền trên CSDL: mydb2</text:span></text:span></text:p>
        </text:list-item>
        <text:list-item>
          <text:p text:style-name="P16"><text:span text:style-name="Emphasis"><text:span text:style-name="T11">GRANT SELECT, INSERT, UPDATE ON  mydb3.* TO '</text:span></text:span><text:span text:style-name="T8">admin2</text:span><text:span text:style-name="Emphasis"><text:span text:style-name="T11">'@'%' ....: cho thằng admin2 thêm quyền thêm, sửa, lấy dữ liệu từ CSDL: mydb</text:span></text:span></text:p>
        </text:list-item>
      </text:list>
      <text:p text:style-name="P5">Nhóm table chỉ định:</text:p>
      <text:list xml:id="list710432327" text:style-name="L5">
        <text:list-item>
          <text:p text:style-name="P10"><text:span text:style-name="Emphasis"><text:span text:style-name="T11">GRANT ALL </text:span></text:span><text:span text:style-name="T8">PRIVILEGES </text:span><text:span text:style-name="Emphasis"><text:span text:style-name="T9"> </text:span></text:span><text:span text:style-name="Emphasis"><text:span text:style-name="T11">ON mydb.mytbl TO 'admin3'@'%'</text:span></text:span><text:span text:style-name="T8">: Cấp cho thằng admin3 full quyền truy cập bảng mytb trong CSDL: mydb. (có cải bảng cũng full quyền, nghe ghê vãi 🤣)</text:span></text:p>
        </text:list-item>
        <text:list-item>
          <text:p text:style-name="P17"><text:span text:style-name="Emphasis"><text:span text:style-name="T11">GRANT SELECT, INSERT ON mydb.mytbl2 TO 'admin3'@'%';</text:span></text:span><text:span text:style-name="T8"> cấp thêm cho thằng admin3 quyền select và insert trong bảng mytb2 và CSDL: mydb</text:span></text:p>
        </text:list-item>
      </text:list>
      <text:p text:style-name="P5">Nhóm column chỉ định</text:p>
      <text:list xml:id="list77500773" text:style-name="L6">
        <text:list-item>
          <text:p text:style-name="P11"><text:span text:style-name="Emphasis"><text:span text:style-name="T11">GRANT SELECT (col1), INSERT (col1,col2) ON mydb.mytbl TO 'admin3'@'admin4';</text:span></text:span><text:span text:style-name="T8"> cho thằng admin4 được phép lấy dữ liệu trong CSDL: mydb, bảng: mytbl và cột col1 và chỉ được thêm trong col1 và col2 (Trặt quá trời 🙄)</text:span></text:p>
        </text:list-item>
        <text:list-item>
          <text:p text:style-name="P18"><text:span text:style-name="Emphasis"><text:span text:style-name="T11">GRANT SELECT (col1), INSERT (col1,col2) ON mydb.mytbl2 TO 'admin3'@'admin4';</text:span></text:span><text:span text:style-name="T8"> thằng admin4 giờ được cấp thêm quyền như trên nhưng trên cả bảng mytbl2 nữa</text:span></text:p>
        </text:list-item>
      </text:list>
      <text:p text:style-name="P6"><text:span text:style-name="T14">Nhóm Stored Routine Privileges</text:span><text:line-break/><text:span text:style-name="Emphasis"><text:span text:style-name="T5">GRANT CREATE ROUTINE ON mydb.* TO 'admin5'@'somehost'</text:span></text:span><text:span text:style-name="T12">; Khởi tạo quyền stored routine cho thằng admin5</text:span></text:p>
      <text:list xml:id="list3933810532" text:style-name="L7">
        <text:list-item>
          <text:p text:style-name="P19"><text:span text:style-name="Emphasis"><text:span text:style-name="T11">GRANT EXECUTE ON PROCEDURE mydb.myproc TO 'admin5'@'admin5'</text:span></text:span><text:span text:style-name="T8">; cho thằng </text:span><text:span text:style-name="Strong_20_Emphasis"><text:span text:style-name="T7">admin5 </text:span></text:span><text:span text:style-name="T8">được phép sử dụng thủ tục </text:span><text:span text:style-name="Strong_20_Emphasis"><text:span text:style-name="T7">myproc..</text:span></text:span></text:p>
        </text:list-item>
      </text:list>
      <text:p text:style-name="P2"/>
      <text:p text:style-name="P4">show grants: hiển thị tất cả các quyền được cấp cho db đang truy cập</text:p>
      <text:list xml:id="list2890945639" text:style-name="L8">
        <text:list-item>
          <text:p text:style-name="P12"><text:span text:style-name="Emphasis"><text:span text:style-name="T11">show grants for 'user_name'@'host_name'</text:span></text:span><text:span text:style-name="T8">; hiển thị tất cả các quyền được cài đặt cho tài khoản có user = user_name và host = host_name</text:span></text:p>
        </text:list-item>
        <text:list-item>
          <text:p text:style-name="P12"><text:span text:style-name="Emphasis"><text:span text:style-name="T11">select user();</text:span></text:span><text:span text:style-name="T8"> xem thông tin của tất cả các user ứng với db đang truy cập</text:span></text:p>
        </text:list-item>
        <text:list-item>
          <text:p text:style-name="P12"><text:span text:style-name="Emphasis"><text:span text:style-name="T11">select current_user()</text:span></text:span><text:span text:style-name="T8">: xem thông tin của user hiện tại đang sử dụng ứng với db truy cập</text:span></text:p>
        </text:list-item>
        <text:list-item>
          <text:p text:style-name="P12"><text:span text:style-name="Emphasis"><text:span text:style-name="T11">select user,host from mysql.user </text:span></text:span><text:span text:style-name="T8">: xem thông tin tất cả các user có trên hệ thống</text:span></text:p>
        </text:list-item>
        <text:list-item>
          <text:p text:style-name="P12"><text:span text:style-name="Emphasis"><text:span text:style-name="T11">select `User`, `Grant_priv` from `mysql`.`user`</text:span></text:span><text:span text:style-name="T8">; Xem tất cả trạng thái được set của Grant_prive</text:span></text:p>
        </text:list-item>
        <text:list-item>
          <text:p text:style-name="P20"><text:span text:style-name="Emphasis"><text:span text:style-name="T11">select `User`, `Grant_priv` from `mysql`.`user` WHERE `User` = 'user_name'; Xem thông tin </text:span></text:span><text:span text:style-name="T8">Grant_priv của tài khoản có user = user_name</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svg:font-family="'Droid Sans'"/>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3T10:38:54.688064591</meta:creation-date>
    <dc:date>2018-11-27T02:33:48.456535120</dc:date>
    <meta:editing-duration>PT1H10M10S</meta:editing-duration>
    <meta:editing-cycles>8</meta:editing-cycles>
    <meta:generator>LibreOffice/6.0.6.2$Linux_X86_64 LibreOffice_project/00m0$Build-2</meta:generator>
    <meta:document-statistic meta:table-count="0" meta:image-count="0" meta:object-count="0" meta:page-count="2" meta:paragraph-count="38" meta:word-count="671" meta:character-count="3738" meta:non-whitespace-character-count="3121"/>
  </office:meta>
</office:document-meta>
</file>